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dc" officeooo:paragraph-rsid="000ac9dc"/>
    </style:style>
    <style:style style:name="P2" style:family="paragraph" style:parent-style-name="Standard">
      <style:text-properties officeooo:rsid="000b4b85" officeooo:paragraph-rsid="000b4b85"/>
    </style:style>
    <style:style style:name="P3" style:family="paragraph" style:parent-style-name="Standard">
      <style:paragraph-properties fo:text-align="center" style:justify-single-word="false"/>
      <style:text-properties officeooo:rsid="000c2f5a" officeooo:paragraph-rsid="000c2f5a"/>
    </style:style>
    <style:style style:name="P4" style:family="paragraph" style:parent-style-name="Standard">
      <style:paragraph-properties fo:text-align="justify" style:justify-single-word="false"/>
      <style:text-properties officeooo:rsid="000c2f5a" officeooo:paragraph-rsid="000c2f5a"/>
    </style:style>
    <style:style style:name="P5" style:family="paragraph" style:parent-style-name="Standard">
      <style:paragraph-properties fo:text-align="justify" style:justify-single-word="false"/>
      <style:text-properties fo:color="#c9211e" officeooo:rsid="000d7399" officeooo:paragraph-rsid="000d7399"/>
    </style:style>
    <style:style style:name="P6" style:family="paragraph" style:parent-style-name="Standard">
      <style:paragraph-properties fo:text-align="justify" style:justify-single-word="false"/>
      <style:text-properties fo:color="#c9211e" officeooo:rsid="000c2f5a" officeooo:paragraph-rsid="000c2f5a"/>
    </style:style>
    <style:style style:name="P7" style:family="paragraph" style:parent-style-name="Standard">
      <style:text-properties fo:color="#c9211e" officeooo:rsid="000b4b85" officeooo:paragraph-rsid="000b4b85"/>
    </style:style>
    <style:style style:name="P8" style:family="paragraph" style:parent-style-name="Standard">
      <style:text-properties fo:color="#c9211e" officeooo:rsid="000ac9dc" officeooo:paragraph-rsid="000ac9dc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ac9dc" officeooo:paragraph-rsid="000ac9d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c2f5a" officeooo:paragraph-rsid="000c2f5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tyle="normal" fo:font-weight="bold" officeooo:rsid="000f17cc" officeooo:paragraph-rsid="000f17cc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0c2f5a" officeooo:paragraph-rsid="000c2f5a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0d7399" officeooo:paragraph-rsid="000d7399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color="#c9211e" fo:font-style="italic" officeooo:rsid="000c2f5a" officeooo:paragraph-rsid="000c2f5a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color="#c9211e" fo:font-style="italic" officeooo:rsid="000d7399" officeooo:paragraph-rsid="000d7399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000000" fo:font-style="italic" officeooo:rsid="000f17cc" officeooo:paragraph-rsid="000f17c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color="#000000" fo:font-style="italic" officeooo:rsid="000f17cc" officeooo:paragraph-rsid="000f17cc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fo:color="#ff0000" fo:font-style="italic" officeooo:rsid="000f17cc" officeooo:paragraph-rsid="000f17cc" style:font-style-asian="italic" style:font-style-complex="italic"/>
    </style:style>
    <style:style style:name="P19" style:family="paragraph" style:parent-style-name="Standard">
      <style:text-properties officeooo:rsid="000ac9dc" officeooo:paragraph-rsid="000ac9dc"/>
    </style:style>
    <style:style style:name="P20" style:family="paragraph" style:parent-style-name="Standard">
      <style:text-properties officeooo:rsid="001160e6" officeooo:paragraph-rsid="001160e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60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alación de Apache en ubuntu</text:p>
      <text:p text:style-name="P20"/>
      <text:p text:style-name="P20">1.- Verificar que estamos conectados a intertet, sea por cable o por wifi</text:p>
      <text:p text:style-name="P1"/>
      <text:p text:style-name="P1"><text:span text:style-name="T2">2</text:span>.- Actualizar paquetes</text:p>
      <text:p text:style-name="P1"/>
      <text:p text:style-name="P8">sudo apt-get update</text:p>
      <text:p text:style-name="P1"/>
      <text:p text:style-name="P1"><text:span text:style-name="T2">3</text:span>.- Instalar apache2</text:p>
      <text:p text:style-name="P1"/>
      <text:p text:style-name="P8">sudo apt-get install -y apache2</text:p>
      <text:p text:style-name="P1"/>
      <text:p text:style-name="P2"><text:span text:style-name="T2">4</text:span>.- Prender apache</text:p>
      <text:p text:style-name="P2"/>
      <text:p text:style-name="P7">systemctl start apache2</text:p>
      <text:p text:style-name="P2"/>
      <text:p text:style-name="P2"><text:span text:style-name="T2">5</text:span>.- Configurar apache2 al inicio del sistema</text:p>
      <text:p text:style-name="P2"/>
      <text:p text:style-name="P7">systemctl enable apache2</text:p>
      <text:p text:style-name="P2"/>
      <text:p text:style-name="P10">Hacer una pagina de prueba en html</text:p>
      <text:p text:style-name="P3"/>
      <text:p text:style-name="P4">1.- Crear la carpeta web por defecto</text:p>
      <text:p text:style-name="P4"/>
      <text:p text:style-name="P6">sudo mkdir -p “/<text:span text:style-name="T1">var/www/html”</text:span></text:p>
      <text:p text:style-name="P12"/>
      <text:p text:style-name="P12">2.- Darle permisos</text:p>
      <text:p text:style-name="P12"/>
      <text:p text:style-name="P14">sudo chmod -R 775 “/var/www/html”</text:p>
      <text:p text:style-name="P12"/>
      <text:p text:style-name="P12">3.- Moverse a la carpeta web</text:p>
      <text:p text:style-name="P12"/>
      <text:p text:style-name="P14">cd “/var/www/html”</text:p>
      <text:p text:style-name="P12"/>
      <text:p text:style-name="P12">3.- Instalar nano</text:p>
      <text:p text:style-name="P12"/>
      <text:p text:style-name="P14">sudo apt-get install -y nano</text:p>
      <text:p text:style-name="P12"/>
      <text:p text:style-name="P12">4- Abrir nano para crear el archivo index.html para la web</text:p>
      <text:p text:style-name="P12"/>
      <text:p text:style-name="P14">nano index.html</text:p>
      <text:p text:style-name="P12"/>
      <text:p text:style-name="P12">5.- Pegar el siguiente contenido dentro y despues guarda con “CTRL” + “o” , luego salir con “CTRL” + “x”</text:p>
      <text:p text:style-name="P12"/>
      <text:p text:style-name="P14">&lt;html&gt;</text:p>
      <text:p text:style-name="P14"><text:s/>&lt;head&gt;</text:p>
      <text:p text:style-name="P14">&lt;/head&gt;</text:p>
      <text:p text:style-name="P14">&lt;body&gt;</text:p>
      <text:p text:style-name="P14">&lt;p&gt; Hola mundo amigo &lt;/p&gt;</text:p>
      <text:p text:style-name="P14">&lt;/body&gt;</text:p>
      <text:p text:style-name="P14">&lt;/html&gt;</text:p>
      <text:p text:style-name="P12"><text:soft-page-break/></text:p>
      <text:p text:style-name="P13">6.- Abrir el firefox desde la consola para ver nuestra primera web</text:p>
      <text:p text:style-name="P13"/>
      <text:p text:style-name="P5"><text:span text:style-name="T1">firefox </text:span><text:a xlink:type="simple" xlink:href="http://localhost/" text:style-name="Internet_20_link" text:visited-style-name="Visited_20_Internet_20_Link"><text:span text:style-name="T1">http://localhost</text:span></text:a></text:p>
      <text:p text:style-name="P15"/>
      <text:p text:style-name="P11">Apagar al finalizar</text:p>
      <text:p text:style-name="P16"/>
      <text:p text:style-name="P17">Al terminar un ejecicio acordarse siempre de apagar todos los recursos que prendimos sino siguen consumiendo disco, ram y cpu.</text:p>
      <text:p text:style-name="P17"/>
      <text:p text:style-name="P17">1.- Apagar apache</text:p>
      <text:p text:style-name="P17"/>
      <text:p text:style-name="P18">sudo systemctl stop apache2</text:p>
      <text:p text:style-name="P17"/>
      <text:p text:style-name="P17">2.- Desactivar al inicio apache2</text:p>
      <text:p text:style-name="P17"/>
      <text:p text:style-name="P18">sudo systemctl disable apache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7T12:14:48.832709450</meta:creation-date>
    <meta:generator>LibreOffice/6.4.7.2$Linux_X86_64 LibreOffice_project/40$Build-2</meta:generator>
    <dc:date>2021-07-03T18:47:40.853174190</dc:date>
    <meta:editing-duration>PT12M18S</meta:editing-duration>
    <meta:editing-cycles>7</meta:editing-cycles>
    <meta:document-statistic meta:table-count="0" meta:image-count="0" meta:object-count="0" meta:page-count="2" meta:paragraph-count="37" meta:word-count="187" meta:character-count="1130" meta:non-whitespace-character-count="979"/>
  </office:meta>
</office:document-meta>
</file>